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359cm"/>
      <style:paragraph-properties style:writing-mode="lr-tb"/>
    </style:style>
    <style:style style:name="gr3" style:family="graphic" style:parent-style-name="standard">
      <style:graphic-properties draw:stroke="none" draw:fill="none" fo:min-height="8.88cm"/>
      <style:paragraph-properties style:writing-mode="lr-tb"/>
    </style:style>
    <style:style style:name="gr4" style:family="graphic" style:parent-style-name="standard">
      <style:graphic-properties draw:stroke="none" draw:fill="none" fo:min-height="9.956cm"/>
      <style:paragraph-properties style:writing-mode="lr-tb"/>
    </style:style>
    <style:style style:name="gr5" style:family="graphic" style:parent-style-name="standard">
      <style:graphic-properties draw:stroke="none" draw:fill="none" fo:min-height="7.823cm"/>
      <style:paragraph-properties style:writing-mode="lr-tb"/>
    </style:style>
    <style:style style:name="gr6" style:family="graphic" style:parent-style-name="standard">
      <style:graphic-properties draw:stroke="none" draw:fill="none" fo:min-height="10.667cm"/>
      <style:paragraph-properties style:writing-mode="lr-tb"/>
    </style:style>
    <style:style style:name="gr7" style:family="graphic" style:parent-style-name="standard">
      <style:graphic-properties draw:stroke="none" draw:fill="none" fo:min-height="12.0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2.791cm" presentation:class="title" presentation:user-transformed="true">
          <draw:text-box>
            <text:p>Golang Session<text:line-break/><text:line-break/>- Harsh Dusane</text:p>
          </draw:text-box>
        </draw:frame>
        <draw:frame presentation:style-name="pr2" draw:text-style-name="P1" draw:layer="layout" svg:width="25.199cm" svg:height="9.134cm" svg:x="1.401cm" svg:y="7.8cm" presentation:class="subtitle" presentation:user-transformed="true">
          <draw:text-box>
            <text:p>Topic : Var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b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olang is statically typed language, this means that when golang variables are declared, they either explicitly or implicitly assigned a type even before your program runs.</text:p>
              </text:list-item>
              <text:list-item>
                <text:p>You can assign new value to an existing variable, but the value need to be of same type.</text:p>
              </text:list-item>
              <text:list-item>
                <text:p>A variable declared within brace brackets {} may be accessed anywhere within the block. The opening curly brace { introduces a new scope that ends with a closing brace }. Inner blocks can access variables within outer blocks. Outer blocks cannot access variables within inner block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claring Golang Variables</text:p>
          </draw:text-box>
        </draw:frame>
        <draw:frame presentation:style-name="pr4" draw:layer="layout" svg:width="8.8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6.4cm" svg:height="10.205cm" svg:x="0.8cm" svg:y="3.595cm">
          <draw:text-box>
            <text:p>package main</text:p>
            <text:p/>
            <text:p>import "fmt"</text:p>
            <text:p/>
            <text:p>func main() {</text:p>
            <text:p><text:tab/>var i int</text:p>
            <text:p><text:tab/>var s string</text:p>
            <text:p/>
            <text:p><text:tab/>i = 10</text:p>
            <text:p><text:tab/>s = "Canada"</text:p>
            <text:p/>
            <text:p><text:tab/>fmt.Println(i)</text:p>
            <text:p><text:tab/>fmt.Println(s)</text:p>
            <text:p>}</text:p>
          </draw:text-box>
        </draw:frame>
        <draw:frame draw:style-name="gr3" draw:text-style-name="P2" draw:layer="layout" svg:width="8.246cm" svg:height="9.13cm" svg:x="7.754cm" svg:y="3.87cm">
          <draw:text-box>
            <text:p>package main</text:p>
            <text:p/>
            <text:p>import "fmt"</text:p>
            <text:p/>
            <text:p>func main() {</text:p>
            <text:p><text:tab/>var i int = 10</text:p>
            <text:p><text:tab/>var s string = "Canada"</text:p>
            <text:p/>
            <text:p><text:tab/>fmt.Println(i)</text:p>
            <text:p><text:tab/>fmt.Println(s)</text:p>
            <text:p>}</text:p>
          </draw:text-box>
        </draw:frame>
        <draw:frame draw:style-name="gr4" draw:text-style-name="P2" draw:layer="layout" svg:width="9.723cm" svg:height="10.206cm" svg:x="16.2cm" svg:y="3.594cm">
          <draw:text-box>
            <text:p>package main</text:p>
            <text:p/>
            <text:p>import (</text:p>
            <text:p><text:tab/>"fmt"</text:p>
            <text:p><text:tab/>"reflect"</text:p>
            <text:p>)</text:p>
            <text:p/>
            <text:p>func main() {</text:p>
            <text:p><text:tab/>var i = 10</text:p>
            <text:p><text:tab/>var s = "Canada"</text:p>
            <text:p/>
            <text:p><text:tab/>fmt.Println(reflect.TypeOf(i))</text:p>
            <text:p><text:tab/>fmt.Println(reflect.TypeOf(s))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ort Hand Variable Declar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2" draw:layer="layout" svg:width="10.989cm" svg:height="8.073cm" svg:x="1.211cm" svg:y="4cm">
          <draw:text-box>
            <text:p>package main</text:p>
            <text:p/>
            <text:p>import (</text:p>
            <text:p><text:tab/>"fmt"</text:p>
            <text:p><text:tab/>"reflect"</text:p>
            <text:p>)</text:p>
            <text:p/>
            <text:p>func main() {</text:p>
            <text:p><text:tab/>name := "John Doe"</text:p>
            <text:p><text:tab/>fmt.Println(reflect.TypeOf(name))</text:p>
            <text:p>}</text:p>
          </draw:text-box>
        </draw:frame>
        <draw:frame draw:style-name="gr6" draw:text-style-name="P2" draw:layer="layout" svg:width="12.89cm" svg:height="10.917cm" svg:x="11.8cm" svg:y="3.685cm">
          <draw:text-box>
            <text:p>package main</text:p>
            <text:p/>
            <text:p>import (</text:p>
            <text:p><text:tab/>"fmt"</text:p>
            <text:p>)</text:p>
            <text:p/>
            <text:p>func main() {</text:p>
            <text:p><text:tab/>var fname, lname string = "John", "Doe"</text:p>
            <text:p><text:tab/>m, n, o := 1, 2, 3</text:p>
            <text:p><text:tab/>item, price := "Mobile", 2000</text:p>
            <text:p/>
            <text:p><text:tab/>fmt.Println(fname + lname)</text:p>
            <text:p><text:tab/>fmt.Println(m + n + o)</text:p>
            <text:p><text:tab/>fmt.Println(item, "-", price)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12cm" presentation:class="title" presentation:user-transformed="true">
          <draw:text-box>
            <text:p>Scope of Golang Variables Defined by Brace Bracket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2" draw:layer="layout" svg:width="7.85cm" svg:height="10.917cm" svg:x="3.35cm" svg:y="3.883cm">
          <draw:text-box>
            <text:p>package main</text:p>
            <text:p>import "fmt"</text:p>
            <text:p>var s = "Japan"</text:p>
            <text:p>func main() {</text:p>
            <text:p><text:tab/>fmt.Println(s)</text:p>
            <text:p><text:tab/>x := true</text:p>
            <text:p><text:tab/>if x {</text:p>
            <text:p><text:tab/><text:tab/>y := 1</text:p>
            <text:p><text:tab/><text:tab/>if x != false {</text:p>
            <text:p><text:tab/><text:tab/><text:tab/>fmt.Println(x)</text:p>
            <text:p><text:tab/><text:tab/><text:tab/>fmt.Println(y)</text:p>
            <text:p><text:tab/><text:tab/>}</text:p>
            <text:p><text:tab/>}</text:p>
            <text:p><text:tab/>fmt.Println(x)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ero Values</text:p>
          </draw:text-box>
        </draw:frame>
        <draw:frame presentation:style-name="pr4" draw:layer="layout" svg:width="25.199cm" svg:height="9.134cm" svg:x="1.4cm" svg:y="1.466cm" presentation:class="outline" presentation:placeholder="true" presentation:user-transformed="true">
          <draw:text-box/>
        </draw:frame>
        <draw:frame draw:style-name="gr7" draw:text-style-name="P2" draw:layer="layout" svg:width="7.251cm" svg:height="12.339cm" svg:x="2.349cm" svg:y="2.4cm">
          <draw:text-box>
            <text:p>package main</text:p>
            <text:p/>
            <text:p>import "fmt"</text:p>
            <text:p/>
            <text:p>func main() {</text:p>
            <text:p><text:tab/>var quantity float32</text:p>
            <text:p><text:tab/>fmt.Println(quantity)</text:p>
            <text:p/>
            <text:p><text:tab/>var price int16</text:p>
            <text:p><text:tab/>fmt.Println(price)</text:p>
            <text:p/>
            <text:p><text:tab/>var product string</text:p>
            <text:p><text:tab/>fmt.Println(product)</text:p>
            <text:p/>
            <text:p><text:tab/>var inStock bool</text:p>
            <text:p><text:tab/>fmt.Println(inStock)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Variable Declaration Block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7" draw:text-style-name="P2" draw:layer="layout" svg:width="7.251cm" svg:height="12.339cm" svg:x="3.549cm" svg:y="2.661cm">
          <draw:text-box>
            <text:p>package main</text:p>
            <text:p/>
            <text:p>import "fmt"</text:p>
            <text:p/>
            <text:p>var (</text:p>
            <text:p><text:tab/>product <text:s/>= "Mobile"</text:p>
            <text:p><text:tab/>quantity = 50</text:p>
            <text:p><text:tab/>price <text:s text:c="3"/>= 50.50</text:p>
            <text:p><text:tab/>inStock <text:s/>= true</text:p>
            <text:p>)</text:p>
            <text:p/>
            <text:p>func main() {</text:p>
            <text:p><text:tab/>fmt.Println(quantity)</text:p>
            <text:p><text:tab/>fmt.Println(price)</text:p>
            <text:p><text:tab/>fmt.Println(product)</text:p>
            <text:p><text:tab/>fmt.Println(inStock)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13:37.594222887</meta:creation-date>
    <dc:date>2021-02-03T11:34:02.488680796</dc:date>
    <meta:editing-duration>PT1M5S</meta:editing-duration>
    <meta:editing-cycles>1</meta:editing-cycles>
    <meta:document-statistic meta:object-count="57"/>
    <meta:generator>LibreOffice/6.4.6.2$Linux_X86_64 LibreOffice_project/40$Build-2</meta:generator>
  </office:meta>
</office:document-meta>
</file>